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da7" officeooo:paragraph-rsid="00061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04:36.620350023</meta:creation-date>
    <dc:date>2025-03-20T15:05:07.312546955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4.2.7.2$Linux_X86_64 LibreOffice_project/420$Build-2</meta:generator>
  </office:meta>
</office:document-meta>
</file>